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1.136cm" fo:min-width="4.474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85cm" fo:min-width="8.7cm"/>
    </style:style>
    <style:style style:name="gr6" style:family="graphic" style:parent-style-name="standard">
      <style:graphic-properties draw:textarea-horizontal-align="justify" draw:textarea-vertical-align="middle" draw:auto-grow-height="false" fo:min-height="2.751cm" fo:min-width="3.576cm"/>
    </style:style>
    <style:style style:name="gr7" style:family="graphic" style:parent-style-name="standard">
      <style:graphic-properties draw:textarea-horizontal-align="justify" draw:textarea-vertical-align="middle" draw:auto-grow-height="false" fo:min-height="2.651cm" fo:min-width="4.85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.3cm" svg:height="2.8cm" svg:x="2.7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9cm" svg:height="2.2cm" svg:x="4.1cm" svg:y="5.3cm">
          <text:p text:style-name="P1">Pobierz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5cm" svg:height="2.3cm" svg:x="6.4cm" svg:y="18.8cm">
          <text:p text:style-name="P1">iloczyn *= 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cm" svg:height="2.8cm" svg:x="12.7cm" svg:y="25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6cm" svg:y1="4.3cm" svg:x2="7.3cm" svg:y2="5.4cm">
          <text:p/>
        </draw:line>
        <draw:line draw:style-name="gr4" draw:text-style-name="P2" draw:layer="layout" svg:x1="8cm" svg:y1="7.4cm" svg:x2="8.6cm" svg:y2="9.6cm">
          <text:p/>
        </draw:line>
        <draw:custom-shape draw:style-name="gr5" draw:text-style-name="P1" draw:layer="layout" svg:width="9.2cm" svg:height="3.1cm" svg:x="4.8cm" svg:y="9.5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7cm" svg:height="3cm" svg:x="4.3cm" svg:y="23.9cm">
          <text:p text:style-name="P1">print(iloczyn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4" draw:text-style-name="P2" draw:layer="layout" svg:x1="10.2cm" svg:y1="21cm" svg:x2="8.3cm" svg:y2="23.9cm">
          <text:p/>
        </draw:line>
        <draw:line draw:style-name="gr4" draw:text-style-name="P2" draw:layer="layout" svg:x1="10.3cm" svg:y1="25.2cm" svg:x2="12.8cm" svg:y2="27cm">
          <text:p/>
        </draw:line>
        <draw:custom-shape draw:style-name="gr7" draw:text-style-name="P1" draw:layer="layout" svg:width="8.8cm" svg:height="2.9cm" svg:x="6.7cm" svg:y="13.9cm">
          <text:p text:style-name="P1">Pobierz 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4" draw:text-style-name="P2" draw:layer="layout" svg:x1="10.7cm" svg:y1="12.6cm" svg:x2="11.2cm" svg:y2="14cm">
          <text:p/>
        </draw:line>
        <draw:line draw:style-name="gr4" draw:text-style-name="P2" draw:layer="layout" svg:x1="11.1cm" svg:y1="16.8cm" svg:x2="10.2cm" svg:y2="1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8:04:27.331628149</meta:creation-date>
    <dc:date>2018-11-28T08:38:17.689914978</dc:date>
    <meta:editing-duration>PT3M30S</meta:editing-duration>
    <meta:editing-cycles>1</meta:editing-cycles>
    <meta:document-statistic meta:object-count="13"/>
    <meta:generator>LibreOffice/6.0.6.2$Linux_X86_64 LibreOffice_project/00m0$Build-2</meta:generator>
  </office:meta>
</office:document-meta>
</file>